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3d6" officeooo:paragraph-rsid="000d4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or Program Usage Instructions</text:p>
      <text:p text:style-name="P1"/>
      <text:p text:style-name="P1"/>
      <text:p text:style-name="P1">1. Running the Program</text:p>
      <text:p text:style-name="P1"><text:tab/>To run the program, execute the compiled binary from your terminal or command prompt.</text:p>
      <text:p text:style-name="P1"><text:tab/>You will be prompted to enter your calculation in the format: </text:p>
      <text:p text:style-name="P1"><text:tab/>&lt;number1&gt; &lt;operator&gt; &lt;number2&gt;.</text:p>
      <text:p text:style-name="P1"/>
      <text:p text:style-name="P1"/>
      <text:p text:style-name="P1">2. Input Format</text:p>
      <text:p text:style-name="P1"><text:tab/>You will be prompted for input once you execute the program.</text:p>
      <text:p text:style-name="P1"><text:tab/>Input should be provided in the following format:</text:p>
      <text:p text:style-name="P1"><text:tab/><text:tab/>&lt;number1&gt; &lt;operator&gt; &lt;number2&gt;</text:p>
      <text:p text:style-name="P1"><text:tab/></text:p>
      <text:p text:style-name="P1"><text:tab/>Where:</text:p>
      <text:p text:style-name="P1"><text:tab/><text:tab/>number1 is a floating point number.</text:p>
      <text:p text:style-name="P1"><text:tab/><text:tab/>operator is one of the following characters: +, -, *, /.</text:p>
      <text:p text:style-name="P1"><text:tab/><text:tab/>number2 is a floating point number. (non-zero in the case of division).</text:p>
      <text:p text:style-name="P1"/>
      <text:p text:style-name="P1"/>
      <text:p text:style-name="P1">3. Example Usage</text:p>
      <text:p text:style-name="P1"/>
      <text:p text:style-name="P1"><text:tab/>./calculator</text:p>
      <text:p text:style-name="P1"/>
      <text:p text:style-name="P1"><text:tab/>Enter your calculation to perform: 5 * 3</text:p>
      <text:p text:style-name="P1"><text:tab/></text:p>
      <text:p text:style-name="P1"><text:tab/>Result: 15</text:p>
      <text:p text:style-name="P1"/>
      <text:p text:style-name="P1"/>
      <text:p text:style-name="P1">4. Error Handling</text:p>
      <text:p text:style-name="P1"><text:tab/>The program handles errors such as division by zero and invalid input. If you attempt to</text:p>
      <text:p text:style-name="P1"><text:tab/>divide by zero, the program will print an error message and prompt you to enter another</text:p>
      <text:p text:style-name="P1"><text:tab/>calculation.</text:p>
      <text:p text:style-name="P1"/>
      <text:p text:style-name="P1">5. Exiting/Closing the Program</text:p>
      <text:p text:style-name="P1"><text:tab/>To exit the program, either close the terminal/termintate the program by executing ctrl-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9:44:21.017727138</meta:creation-date>
    <dc:date>2024-06-30T09:51:21.520917301</dc:date>
    <meta:editing-duration>PT7M1S</meta:editing-duration>
    <meta:editing-cycles>1</meta:editing-cycles>
    <meta:document-statistic meta:table-count="0" meta:image-count="0" meta:object-count="0" meta:page-count="1" meta:paragraph-count="25" meta:word-count="158" meta:character-count="983" meta:non-whitespace-character-count="824"/>
    <meta:generator>LibreOffice/24.2.4.2$Linux_X86_64 LibreOffice_project/420$Build-2</meta:generator>
  </office:meta>
</office:document-meta>
</file>